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Min. Quantity Cost €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TMEGA1284P-AU</text:p>
          </table:table-cell>
          <table:table-cell table:style-name="ce2" office:value-type="string" calcext:value-type="string">
            <text:p>TQFP-44</text:p>
          </table:table-cell>
          <table:table-cell table:style-name="ce2" office:value-type="string" calcext:value-type="string">
            <text:p>microcontroller</text:p>
          </table:table-cell>
          <table:table-cell table:style-name="ce5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8" office:value-type="float" office:value="7.56" calcext:value-type="float">
            <text:p>7.5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7.56" calcext:value-type="float">
            <text:p>7.56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6Mhz/18pF</text:p>
          </table:table-cell>
          <table:table-cell table:style-name="ce2" office:value-type="string" calcext:value-type="string">
            <text:p>MCRSD16000F183000RR</text:p>
          </table:table-cell>
          <table:table-cell table:style-name="ce2" office:value-type="string" calcext:value-type="string">
            <text:p>SMD 11.4 x 4.7 mm</text:p>
          </table:table-cell>
          <table:table-cell table:style-name="ce2" office:value-type="string" calcext:value-type="string">
            <text:p>crystal</text:p>
          </table:table-cell>
          <table:table-cell table:style-name="ce5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8" office:value-type="float" office:value="0.2" calcext:value-type="float">
            <text:p>0.2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0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ERJ8GEYJ103V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5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8" office:value-type="float" office:value="0.026" calcext:value-type="float">
            <text:p>0.03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6" calcext:value-type="float">
            <text:p>0.26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MC1206N220J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8" office:value-type="float" office:value="0.047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47" calcext:value-type="float">
            <text:p>0.47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1206X106K25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8" office:value-type="float" office:value="0.154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154" calcext:value-type="float">
            <text:p>0.1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MC1206F105Z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8" office:value-type="float" office:value="0.0634" calcext:value-type="float">
            <text:p>0.0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634" calcext:value-type="float">
            <text:p>0.63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MC1206B104K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8" office:value-type="float" office:value="0.0354" calcext:value-type="float">
            <text:p>0.04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35" calcext:value-type="float">
            <text:p>0.3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MCL-S250G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green led</text:p>
          </table:table-cell>
          <table:table-cell table:style-name="ce5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8" office:value-type="float" office:value="0.12" calcext:value-type="float">
            <text:p>0.1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0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RCW1206499RFKE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5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8" office:value-type="float" office:value="0.028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8" calcext:value-type="float">
            <text:p>0.28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499k</text:p>
          </table:table-cell>
          <table:table-cell office:value-type="string" calcext:value-type="string">
            <text:p>MC0063W06031499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5" table:formula="of:=HYPERLINK(&quot;http://it.farnell.com/multicomp/mc0063w06031499k/res-film-spesso-499k-1-0-063w/dp/1171055&quot;;&quot;FARNELL&quot;)" office:value-type="string" office:string-value="FARNELL" calcext:value-type="string">
            <text:p>FARNELL</text:p>
          </table:table-cell>
          <table:table-cell table:style-name="ce3" office:value-type="float" office:value="0.0013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float" office:value="61304011021" calcext:value-type="float">
            <text:p>61304011021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5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8" office:value-type="float" office:value="1.77" calcext:value-type="float">
            <text:p>1.77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formula="of:=[.F13]*[.G13]" office:value-type="float" office:value="3.54" calcext:value-type="float">
            <text:p>3.54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M20-9990246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5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8" office:value-type="float" office:value="0.0653" calcext:value-type="float">
            <text:p>0.07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65" calcext:value-type="float">
            <text:p>0.6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LCD display</text:p>
          </table:table-cell>
          <table:table-cell table:style-name="ce2" office:value-type="string" calcext:value-type="string">
            <text:p>12864 V2.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CD display</text:p>
          </table:table-cell>
          <table:table-cell table:style-name="ce5" table:formula="of:=HYPERLINK(&quot;http://www.ebay.de/itm/271513573302&quot;;&quot;EBAY&quot;)" office:value-type="string" office:string-value="EBAY" calcext:value-type="string">
            <text:p>EBAY</text:p>
          </table:table-cell>
          <table:table-cell table:style-name="ce6" office:value-type="float" office:value="11.5" calcext:value-type="float">
            <text:p>11.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1.5" calcext:value-type="float">
            <text:p>11.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lington array</text:p>
          </table:table-cell>
          <table:table-cell table:style-name="ce5" table:formula="of:=HYPERLINK(&quot;http://it.farnell.com/stmicroelectronics/uln2003a/darlington-array-7npn-2003-dip16/dp/1094421&quot;;&quot;Farnell&quot;)" office:value-type="string" office:string-value="Farnell" calcext:value-type="string">
            <text:p>Farnell</text:p>
          </table:table-cell>
          <table:table-cell table:style-name="ce3"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4" calcext:value-type="float">
            <text:p>1.34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FRS1B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 relay</text:p>
          </table:table-cell>
          <table:table-cell table:style-name="ce5" table:formula="of:=HYPERLINK(&quot;http://www.ebay.it/itm/Printrelais-5-V-DC-1-A-1-Wechsler-FiC-FRS1B-S-DC05-1-St-/400881999167?hash=item5d566ddd3f:g:uWsAAOSwT6pVk9bA&quot;;&quot;EBAY&quot;)" office:value-type="string" office:string-value="EBAY" calcext:value-type="string">
            <text:p>EBAY</text:p>
          </table:table-cell>
          <table:table-cell table:style-name="ce3" office:value-type="float" office:value="1.59" calcext:value-type="float">
            <text:p>1.59</text:p>
          </table:table-cell>
          <table:table-cell office:value-type="float" office:value="6" calcext:value-type="float">
            <text:p>6</text:p>
          </table:table-cell>
          <table:table-cell table:style-name="ce3" table:formula="of:=[.F17]*[.G17]" office:value-type="float" office:value="9.54" calcext:value-type="float">
            <text:p>9.54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SPST-NO But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ST-NO push button</text:p>
          </table:table-cell>
          <table:table-cell table:style-name="ce5" table:formula="of:=HYPERLINK(&quot;http://www.ebay.it/itm/251383502767?_trksid=p2060353.m2749.l2649&amp;var=550311934053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style-name="ce3" table:formula="of:=[.F18]*[.G18]" office:value-type="float" office:value="2.38" calcext:value-type="float">
            <text:p>2.38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B10K</text:p>
          </table:table-cell>
          <table:table-cell/>
          <table:table-cell office:value-type="string" calcext:value-type="string">
            <text:p>10K potentiometer</text:p>
          </table:table-cell>
          <table:table-cell table:style-name="ce5" table:formula="of:=HYPERLINK(&quot;http://www.ebay.it/itm/191881383638?_trksid=p2060353.m2749.l2649&amp;var=490927378162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table:style-name="ce3" table:formula="of:=[.G19]*[.F19]" office:value-type="float" office:value="6.78" calcext:value-type="float">
            <text:p>6.78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M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MDF wood (50x70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acryli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acrylic (15x15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rious 0.14mm wire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office:value-type="string" calcext:value-type="string">
            <text:p>double side scotch tape</text:p>
          </table:table-cell>
          <table:table-cell table:number-columns-repeated="2"/>
          <table:table-cell office:value-type="string" calcext:value-type="string">
            <text:p>double side mounting scotch tape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office:value-type="string" calcext:value-type="string">
            <text:p>nuts and bolts</text:p>
          </table:table-cell>
          <table:table-cell table:number-columns-repeated="2"/>
          <table:table-cell office:value-type="string" calcext:value-type="string">
            <text:p>6xM3 10mm and 6 M3 nut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office:value-type="string" calcext:value-type="string">
            <text:p>pololu voltage regulator</text:p>
          </table:table-cell>
          <table:table-cell office:value-type="string" calcext:value-type="string">
            <text:p>S10V4F5</text:p>
          </table:table-cell>
          <table:table-cell/>
          <table:table-cell office:value-type="string" calcext:value-type="string">
            <text:p>step up/step down voltage regulator</text:p>
          </table:table-cell>
          <table:table-cell table:style-name="ce3" office:value-type="string" calcext:value-type="string">
            <text:p>POLOLU</text:p>
          </table:table-cell>
          <table:table-cell table:style-name="ce3"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table:style-name="ce3" table:formula="of:=[.F25]*[.G25]" office:value-type="float" office:value="4.49" calcext:value-type="float">
            <text:p>4.49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6" table:number-columns-repeated="2"/>
          <table:table-cell table:style-name="ce2"/>
          <table:table-cell table:style-name="ce4" office:value-type="string" calcext:value-type="string">
            <text:p>Total cost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6" table:number-columns-repeated="2"/>
          <table:table-cell table:style-name="ce2"/>
          <table:table-cell table:style-name="ce9" table:formula="of:=SUM([.H2:.H25])" office:value-type="float" office:value="50.738" calcext:value-type="float">
            <text:p>50.738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6" table:number-columns-repeated="2"/>
          <table:table-cell table:style-name="ce2"/>
          <table:table-cell table:style-name="ce6" table:number-columns-repeated="2"/>
          <table:table-cell table:style-name="ce10"/>
          <table:table-cell table:number-columns-repeated="246"/>
        </table:table-row>
        <table:table-row table:style-name="ro1" table:number-rows-repeated="7">
          <table:table-cell table:style-name="ce2" table:number-columns-repeated="4"/>
          <table:table-cell table:style-name="ce6" table:number-columns-repeated="2"/>
          <table:table-cell table:style-name="ce2"/>
          <table:table-cell table:style-name="ce10"/>
          <table:table-cell table:style-name="ce6"/>
          <table:table-cell table:style-name="ce10"/>
          <table:table-cell table:number-columns-repeated="246"/>
        </table:table-row>
        <table:table-row table:style-name="ro1">
          <table:table-cell table:style-name="ce2" table:number-columns-spanned="9" table:number-rows-spanned="1"/>
          <table:covered-table-cell table:number-columns-repeated="3" table:style-name="ce2"/>
          <table:covered-table-cell table:number-columns-repeated="2" table:style-name="ce7"/>
          <table:covered-table-cell table:style-name="ce2"/>
          <table:covered-table-cell table:number-columns-repeated="2" table:style-name="ce7"/>
          <table:table-cell table:style-name="ce10"/>
          <table:table-cell table:number-columns-repeated="246"/>
        </table:table-row>
        <table:table-row table:style-name="ro1" table:number-rows-repeated="968">
          <table:table-cell table:style-name="ce2" table:number-columns-repeated="4"/>
          <table:table-cell table:style-name="ce6" table:number-columns-repeated="2"/>
          <table:table-cell table:style-name="ce2"/>
          <table:table-cell table:style-name="ce6" table:number-columns-repeated="3"/>
          <table:table-cell table:number-columns-repeated="246"/>
        </table:table-row>
        <table:table-row table:style-name="ro1" table:number-rows-repeated="104757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08:11:44.936608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08:21:48.228864179</dc:date>
    <meta:editing-duration>PT1H34M50S</meta:editing-duration>
    <meta:editing-cycles>14</meta:editing-cycles>
    <meta:generator>LibreOffice/5.0.3.2$Linux_X86_64 LibreOffice_project/00m0$Build-2</meta:generator>
    <meta:document-statistic meta:table-count="1" meta:cell-count="188" meta:object-count="0"/>
  </office:meta>
</office:document-meta>
</file>